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254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75cm" svg:height="9.626cm" svg:x="7.985cm" svg:y="7.35cm">
          <draw:image xlink:href="../images/BuildingProject.png" xlink:type="simple" xlink:show="embed" xlink:actuate="onLoad">
            <text:p/>
          </draw:image>
        </draw:frame>
        <draw:frame draw:style-name="gr2" draw:text-style-name="P2" draw:layer="layout" svg:width="3.097cm" svg:height="0.806cm" svg:x="11.795cm" svg:y="6.544cm">
          <draw:text-box>
            <text:p><text:span text:style-name="T1">Project Title</text:span></text:p>
          </draw:text-box>
        </draw:frame>
        <draw:line draw:style-name="gr3" draw:text-style-name="P1" draw:layer="layout" svg:x1="12.065cm" svg:y1="7.197cm" svg:x2="11.272cm" svg:y2="7.488cm">
          <text:p/>
        </draw:line>
        <draw:frame draw:style-name="gr2" draw:text-style-name="P2" draw:layer="layout" svg:width="3.588cm" svg:height="0.806cm" svg:x="3.54cm" svg:y="8.449cm">
          <draw:text-box>
            <text:p><text:span text:style-name="T1">Source Group</text:span></text:p>
          </draw:text-box>
        </draw:frame>
        <draw:frame draw:style-name="gr2" draw:text-style-name="P2" draw:layer="layout" svg:width="3.868cm" svg:height="0.806cm" svg:x="13.7cm" svg:y="8.62cm">
          <draw:text-box>
            <text:p><text:span text:style-name="T1">Up-to-date files</text:span></text:p>
          </draw:text-box>
        </draw:frame>
        <draw:frame draw:style-name="gr2" draw:text-style-name="P2" draw:layer="layout" svg:width="3.698cm" svg:height="0.806cm" svg:x="3.482cm" svg:y="9.89cm">
          <draw:text-box>
            <text:p><text:span text:style-name="T1">File being built</text:span></text:p>
          </draw:text-box>
        </draw:frame>
        <draw:frame draw:style-name="gr2" draw:text-style-name="P2" draw:layer="layout" svg:width="4.037cm" svg:height="0.806cm" svg:x="13.7cm" svg:y="12.259cm">
          <draw:text-box>
            <text:p><text:span text:style-name="T1">Out-of-date files</text:span></text:p>
          </draw:text-box>
        </draw:frame>
        <draw:frame draw:style-name="gr2" draw:text-style-name="P2" draw:layer="layout" svg:width="3.072cm" svg:height="0.806cm" svg:x="4.175cm" svg:y="15.434cm">
          <draw:text-box>
            <text:p><text:span text:style-name="T1">Build status</text:span></text:p>
          </draw:text-box>
        </draw:frame>
        <draw:line draw:style-name="gr3" draw:text-style-name="P1" draw:layer="layout" svg:x1="13.865cm" svg:y1="9.128cm" svg:x2="11.637cm" svg:y2="9.287cm">
          <text:p/>
        </draw:line>
        <draw:line draw:style-name="gr3" draw:text-style-name="P1" draw:layer="layout" svg:x1="7.18cm" svg:y1="10.319cm" svg:x2="8.547cm" svg:y2="9.896cm">
          <text:p/>
        </draw:line>
        <draw:line draw:style-name="gr3" draw:text-style-name="P1" draw:layer="layout" svg:x1="13.7cm" svg:y1="12.621cm" svg:x2="11.43cm" svg:y2="12.118cm">
          <text:p/>
        </draw:line>
        <draw:line draw:style-name="gr3" draw:text-style-name="P1" draw:layer="layout" svg:x1="7.091cm" svg:y1="15.796cm" svg:x2="7.985cm" svg:y2="16.51cm">
          <text:p/>
        </draw:line>
        <draw:line draw:style-name="gr3" draw:text-style-name="P1" draw:layer="layout" svg:x1="6.959cm" svg:y1="8.784cm" svg:x2="7.985cm" svg:y2="8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than Yoder</meta:initial-creator>
    <meta:creation-date>2009-01-28T12:02:37.03</meta:creation-date>
    <dc:date>2009-01-28T12:16:14.62</dc:date>
    <dc:creator>Jonathan Yoder</dc:creator>
    <meta:editing-duration>PT00H09M47S</meta:editing-duration>
    <meta:editing-cycles>3</meta:editing-cycles>
    <meta:generator>OpenOffice.org/3.0$Win32 OpenOffice.org_project/300m9$Build-9358</meta:generator>
    <meta:document-statistic meta:object-count="13"/>
  </office:meta>
</office:document-meta>
</file>